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es règles</text:p>
      <text:p text:style-name="Standard"/>
      <text:p text:style-name="P1">Diagramme d'état transition</text:p>
      <text:p text:style-name="Standard">Dans cette partie, nous allons visualiser toutes les cas possibles du jeu, utilisant un diagramme d'état transition.</text:p>
      <text:p text:style-name="P2">Vue d'ensemble</text:p>
      <text:p text:style-name="Standard">Ce diagramme permet de situer les différents cas possibles de manière générale. Le détail sera fait dans les parties suivantes.</text:p>
      <text:p text:style-name="Standard"/>
      <text:p text:style-name="Standard">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è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Standard"/>
      <text:p text:style-name="P2">Déplacement</text:p>
      <text:p text:style-name="Standard">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Standard"/>
      <text:p text:style-name="Standard">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Standard"/>
      <text:p text:style-name="Standard">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2">Combat</text:p>
      <text:p text:style-name="Standard">Ce diagramme permet de représenter toutes les possibilités de combat entre 2 unités. 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une blessure à son adversaire, et inversement. Ainsi, le perdant du tour de combat perd une vie.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Standard"/>
      <text:p text:style-name="P2">Calcul de probabilités de combat</text:p>
      <text:p text:style-name="Standard">En cas de destruction d'unité à la suite d'un combat, qu'il soit défensif ou attaquant, l'unité peut avoir droit à des bonus, selon son type et la case sur laquelle il a gagné le combat. Par exemple, </text:p>
      <text:p text:style-name="Standard"/>
      <text:p text:style-name="P2">Fin de combat</text:p>
      <text:p text:style-name="Standard"><text:soft-page-break/>Ce diagramme</text:p>
      <text:p text:style-name="Standard"/>
      <text:p text:style-name="P1">Diagramme d'intéraction</text:p>
      <text:p text:style-name="Standard">Texte</text:p>
      <text:p text:style-name="Standard"/>
      <text:p text:style-name="Standard"/>
      <text:p text:style-name="P1">Diagramme d'intéraction 2</text:p>
      <text:p text:style-name="Standard">Tex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34S</meta:editing-duration>
    <meta:editing-cycles>43</meta:editing-cycles>
    <meta:generator>OpenOffice/4.1.1$Win32 OpenOffice.org_project/411m6$Build-9775</meta:generator>
    <dc:date>2014-11-08T21:04:23.24</dc:date>
    <dc:creator>Dan </dc:creator>
    <meta:document-statistic meta:table-count="0" meta:image-count="0" meta:object-count="0" meta:page-count="2" meta:paragraph-count="20" meta:word-count="604" meta:character-count="3465"/>
    <meta:user-defined meta:name="Info 1"/>
    <meta:user-defined meta:name="Info 2"/>
    <meta:user-defined meta:name="Info 3"/>
    <meta:user-defined meta:name="Info 4"/>
  </office:meta>
</office:document-meta>
</file>